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Lucida Sans Unicode" svg:font-family="'Lucida Sans Unicode'"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rsid="000dbaf5" officeooo:paragraph-rsid="000dbaf5"/>
    </style:style>
    <style:style style:name="P2" style:family="paragraph" style:parent-style-name="Header">
      <style:text-properties officeooo:rsid="000dbaf5" officeooo:paragraph-rsid="000dbaf5"/>
    </style:style>
    <style:style style:name="T1" style:family="text">
      <style:text-properties officeooo:rsid="000ecb3e"/>
    </style:style>
    <style:style style:name="T2" style:family="text">
      <style:text-properties officeooo:rsid="00107b9e"/>
    </style:style>
    <style:style style:name="T3" style:family="text">
      <style:text-properties officeooo:rsid="001099f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Mobile application development is the development of applications for mobile devices such as for the Android and iOS (iPhone) operating systems. Development for Android involves the use of the Java or Kotlin programming languages primarily. While lower level languages may be used the toolset provided by Google only thoroughly supports those languages. When developing for mobile platforms hardware constraints must be considered. Mobile devices will almost always have lower ram, <text:span text:style-name="T1">CPU</text:span> cycles, and internet connectivity available to use due to their compact nature. In addition to the hardware limitations all software developed for these devices needs to interface with the underlying operating system using specific API calls depending on the operating system. Development for one system will be drastically different for another. Even different versions of the same operating system may have quirks that need to be considered.</text:p>
      <text:p text:style-name="P1"><text:tab/>This application was developed targeting Android SDK 26 (Oreo 8.0.0) and is compatible with Android Oreo 8.0.0 and 8.1.0 and will likely be compatible with newer versions.</text:p>
      <text:p text:style-name="P1"><text:tab/>During the development of the TermScheduler application I encountered several challenges. <text:span text:style-name="T2">The major challenges encountered were finding a way to generate unique keys for each custom object to store in shared preferences, creating layouts that include action buttons in the toolbar with white icons, and lastly finding a way to send my objects between activities so that other information they contain may be accessed.</text:span></text:p>
      <text:p text:style-name="P1"><text:tab/><text:span text:style-name="T3">To solve the aforementioned challenges I firstly implemented a method in the needed classes that generates a UUID string, this string is then stored inside each instance of the class. Since the AlarmManager and NotificationManger require an int type to uniquely identify a pending intent to that it may be canceled or modified in the future I then called the java built in “hashcode” method which returns a unique int based on that UUID string. This allowed me to uniquely identify which instance of a class the pending notification belonged to. To solve the problem of having actionbar actions having black icons I tried tinting them white as is available to many other images and icons in the android ecosystem, this unfortunately did not function as expected. As changing the application theme is beyond the scope of this assignment I elected to manually change the icon’s vector fill color to #ffffffff (100% opaque, white) which then matches the overal theme of the application. Finally to send information about the class instances between activities I decided to send the object’s ID which is unique to each object type. This allowed me to then query the database to retrieve the full instance information that had been previously saved to the sqlite database when the object was created.</text:span></text:p>
      <text:p text:style-name="P1"><text:tab/><text:span text:style-name="T3">If I were to do this project again I would likely elect to use a different navigation scheme. While I feel the one used is fairly ergonomic and allows users to quickly navigate through the applications in a linear way it sometimes hinders accessing the information that is wanted quickly. I would use a slide-out hamburger menu on the left for most layouts which would allow the user to quickly switch between sections of views. While this wouldn’t allow a linear term→class→assessment view, it would be possible to filter and search through </text:span><text:soft-page-break/><text:span text:style-name="T3">individual classes, terms and assessments which would be categorized and be accessed more quickly.</text:span></text:p>
      <text:p text:style-name="P1"><text:tab/><text:span text:style-name="T3">Emulators are used to quickly debug and run mobile applications while they are under development. The pros of using a debugger are as follows: Debuggers allow developers to quickly test their applications by clicking a single button. Developers are then able to inspect many parts of the running application including watching the values of variables and setting breakpoints to slowly walk through the code to figure out why something may be happening. They also allow developers to test a wide variety of versions quickly and inexpensively. While emulators allow basic testing of applications they do not allow testing of all use cases. When using a physical development device application authors may encounter odd quirks such as phones using custom versions of android such as Samsung’s TouchWiz and Sony or LG’s skins. One version of android that can cause issue’s is Xaomi’s MIUI, which may change basic Android APIs that break file browsing or app installation. Physical devices are also more often quicker than emulators running at faster speeds and allowing developers to test more graphics intensive applications. The downside to physical devices for testing is many are locked down by their manufacturers and it is hard or impossible to access needed functionality such as attaching debuggers or viewing internal application data. Another con to physical devices is their cost, android devices vary in price from around $100 for the lowest end device up to around $1200 USD for a top of the line flagship device. Physical devices not manufactured by Google themselves also tend to lag behind on operating system updat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Lucida Sans Unicode" svg:font-family="'Lucida Sans Unicode'"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Lucida Sans Unicode"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Lucida Sans Unicode"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Lucida Sans Unicode" style:font-family-asian="'Lucida Sans Unicode'"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dbaf5" officeooo:paragraph-rsid="000dbaf5"/>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Reflections on Mobile Application Developme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1T20:51:34.280578960</meta:creation-date>
    <dc:date>2018-02-21T21:50:03.748601412</dc:date>
    <meta:editing-duration>PT20M27S</meta:editing-duration>
    <meta:editing-cycles>3</meta:editing-cycles>
    <meta:generator>LibreOffice/6.0.1.1$Linux_X86_64 LibreOffice_project/00m0$Build-1</meta:generator>
    <meta:document-statistic meta:table-count="0" meta:image-count="0" meta:object-count="0" meta:page-count="2" meta:paragraph-count="7" meta:word-count="816" meta:character-count="5133" meta:non-whitespace-character-count="4318"/>
  </office:meta>
</office:document-meta>
</file>